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437in"/>
    </style:style>
    <style:style style:name="co2" style:family="table-column">
      <style:table-column-properties fo:break-before="auto" style:column-width="4.3346in"/>
    </style:style>
    <style:style style:name="co3" style:family="table-column">
      <style:table-column-properties fo:break-before="auto" style:column-width="2.3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MISSING AP 6 Algorithms ap vector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9,v,x,ab,ac,11,ag,ah,ai,aj,ap,5,</text:p>
          </table:table-cell>
          <table:table-cell office:value-type="string">
            <text:p>ab,11,ag,ah,ai,ap,</text:p>
          </table:table-cell>
          <table:table-cell office:value-type="string">
            <text:p>ab,11,ag,ah,ai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g,ai,aj,am,ap,4,</text:p>
          </table:table-cell>
          <table:table-cell office:value-type="string">
            <text:p>ab,ag,am,ap,</text:p>
          </table:table-cell>
          <table:table-cell office:value-type="string">
            <text:p>ab,ag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ag,ai,aj,ap,1,</text:p>
          </table:table-cell>
          <table:table-cell office:value-type="string">
            <text:p>ab,ag,aj,ap,</text:p>
          </table:table-cell>
          <table:table-cell office:value-type="string">
            <text:p>ab,ag,aj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g,ah,ai,aj,ap,5,</text:p>
          </table:table-cell>
          <table:table-cell office:value-type="string">
            <text:p>ab,ag,ah,ai,aj,ap,</text:p>
          </table:table-cell>
          <table:table-cell office:value-type="string">
            <text:p>ab,ag,ah,ai,aj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g,ai,aj,am,ap,1,4,5,</text:p>
          </table:table-cell>
          <table:table-cell office:value-type="string">
            <text:p>ab,ag,am,ap,4,</text:p>
          </table:table-cell>
          <table:table-cell office:value-type="string">
            <text:p>ab,ag,am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9,v,x,ab,ac,11,ag,ai,aj,ap,8,1,</text:p>
          </table:table-cell>
          <table:table-cell office:value-type="string">
            <text:p>ab,11,ag,ai,ap,</text:p>
          </table:table-cell>
          <table:table-cell office:value-type="string">
            <text:p>ab,11,ag,ai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v,x,ab,ac,11,ag,ai,aj,ap,8,1,</text:p>
          </table:table-cell>
          <table:table-cell office:value-type="string">
            <text:p>ab,ac,ag,ai,ap,</text:p>
          </table:table-cell>
          <table:table-cell office:value-type="string">
            <text:p>ab,ac,ag,ai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g,ah,ai,aj,ap,5,</text:p>
          </table:table-cell>
          <table:table-cell office:value-type="string">
            <text:p>ab,ag,ah,ai,aj,ap,</text:p>
          </table:table-cell>
          <table:table-cell office:value-type="string">
            <text:p>ab,ag,ah,ai,aj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6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2.6530612244898">
            <text:p>32.65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c,11,ae,ag,ah,ai,aj,am,ap,4,</text:p>
          </table:table-cell>
          <table:table-cell office:value-type="string">
            <text:p>ab,ag,ah,ai,aj,am,ap,</text:p>
          </table:table-cell>
          <table:table-cell office:value-type="string">
            <text:p>ab,ag,ah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24.4897959183673">
            <text:p>24.49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n,v,x,ab,ag,ah,ai,ap,1,4,</text:p>
          </table:table-cell>
          <table:table-cell office:value-type="string">
            <text:p>n,ab,ag,ah,ai,ap,</text:p>
          </table:table-cell>
          <table:table-cell office:value-type="string">
            <text:p>n,ab,ag,ah,ai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MISSING AP 6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l,9,y,7,aa,ab,13,ac,11,ad,ae,3,ag,ah,ai,aj,al,am,an,ao,ap,12,2,4,</text:p>
          </table:table-cell>
          <table:table-cell office:value-type="string">
            <text:p>a,l,9,7,aa,ac,11,ag,ai,aj,al,am,ap,2,</text:p>
          </table:table-cell>
          <table:table-cell office:value-type="string">
            <text:p>a,l,9,7,aa,ac,11,ag,ai,aj,al,am,ap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11:5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